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officeooo:rsid="00230c99" officeooo:paragraph-rsid="00230c99" style:font-size-asian="15pt" style:font-style-asian="normal" style:font-size-complex="15pt" style:font-style-complex="normal"/>
    </style:style>
    <style:style style:name="P2" style:family="paragraph" style:parent-style-name="Standard">
      <style:text-properties fo:font-size="15pt" fo:font-style="normal" officeooo:rsid="005a431f" officeooo:paragraph-rsid="0025b2d7" style:font-size-asian="15pt" style:font-style-asian="normal" style:font-size-complex="15pt" style:font-style-complex="normal"/>
    </style:style>
    <style:style style:name="P3" style:family="paragraph" style:parent-style-name="Standard">
      <style:text-properties fo:font-size="15pt" fo:font-style="normal" officeooo:rsid="00235f37" officeooo:paragraph-rsid="0025b2d7" style:font-size-asian="15pt" style:font-style-asian="normal" style:font-size-complex="15pt" style:font-style-complex="normal"/>
    </style:style>
    <style:style style:name="P4" style:family="paragraph" style:parent-style-name="Standard">
      <style:text-properties fo:font-size="15pt" fo:font-style="normal" officeooo:rsid="005ddfef" officeooo:paragraph-rsid="0025b2d7" style:font-size-asian="15pt" style:font-style-asian="normal" style:font-size-complex="15pt" style:font-style-complex="normal"/>
    </style:style>
    <style:style style:name="P5" style:family="paragraph" style:parent-style-name="Standard">
      <style:text-properties fo:font-size="15pt" fo:font-style="normal" officeooo:rsid="00648c56" officeooo:paragraph-rsid="0025b2d7" style:font-size-asian="15pt" style:font-style-asian="normal" style:font-size-complex="15pt" style:font-style-complex="normal"/>
    </style:style>
    <style:style style:name="P6" style:family="paragraph" style:parent-style-name="Standard">
      <style:text-properties fo:font-size="15pt" fo:font-style="normal" officeooo:rsid="0066703a" officeooo:paragraph-rsid="0025b2d7" style:font-size-asian="15pt" style:font-style-asian="normal" style:font-size-complex="15pt" style:font-style-complex="normal"/>
    </style:style>
    <style:style style:name="P7" style:family="paragraph" style:parent-style-name="Standard">
      <style:text-properties fo:font-size="15pt" fo:font-style="normal" officeooo:rsid="00ae04ea" officeooo:paragraph-rsid="0025b2d7" style:font-size-asian="15pt" style:font-style-asian="normal" style:font-size-complex="15pt" style:font-style-complex="normal"/>
    </style:style>
    <style:style style:name="P8" style:family="paragraph" style:parent-style-name="Standard">
      <style:text-properties fo:font-size="15pt" fo:font-style="normal" officeooo:rsid="0028fdb8" officeooo:paragraph-rsid="009ceb4a" style:font-size-asian="15pt" style:font-style-asian="normal" style:font-size-complex="15pt" style:font-style-complex="normal"/>
    </style:style>
    <style:style style:name="P9" style:family="paragraph" style:parent-style-name="Standard">
      <style:text-properties fo:font-size="15pt" fo:font-style="normal" fo:font-weight="bold" officeooo:rsid="00540215" officeooo:paragraph-rsid="0025b2d7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text-properties fo:font-size="15pt" fo:font-style="normal" fo:font-weight="bold" officeooo:rsid="004aadd4" officeooo:paragraph-rsid="0025b2d7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text-properties fo:font-size="15pt" fo:font-style="normal" fo:font-weight="bold" officeooo:rsid="000dd8d2" officeooo:paragraph-rsid="0025b2d7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text-properties style:text-position="0% 100%" fo:font-size="15pt" fo:font-style="normal" fo:font-weight="normal" officeooo:rsid="009b389d" officeooo:paragraph-rsid="0025b2d7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text-properties style:text-position="0% 100%" fo:font-size="15pt" fo:font-style="normal" fo:font-weight="normal" officeooo:rsid="00ae04ea" officeooo:paragraph-rsid="0025b2d7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text-properties style:text-position="0% 100%" fo:font-size="15pt" fo:font-style="normal" fo:font-weight="normal" officeooo:rsid="007b4e74" officeooo:paragraph-rsid="007ee013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text-properties style:text-position="0% 100%" fo:font-size="15pt" fo:font-style="italic" fo:font-weight="normal" officeooo:rsid="00b8bba8" officeooo:paragraph-rsid="0025b2d7" style:font-size-asian="15pt" style:font-style-asian="italic" style:font-weight-asian="normal" style:font-size-complex="15pt" style:font-style-complex="italic" style:font-weight-complex="normal"/>
    </style:style>
    <style:style style:name="P16" style:family="paragraph" style:parent-style-name="Standard">
      <style:text-properties fo:font-size="15pt" fo:font-style="normal" fo:font-weight="bold" officeooo:rsid="00648c56" officeooo:paragraph-rsid="0025b2d7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34f28e"/>
    </style:style>
    <style:style style:name="T3" style:family="text">
      <style:text-properties style:text-position="0% 100%"/>
    </style:style>
    <style:style style:name="T4" style:family="text">
      <style:text-properties style:text-position="0% 100%" fo:font-weight="normal" officeooo:rsid="00235f37" style:font-weight-asian="normal" style:font-weight-complex="normal"/>
    </style:style>
    <style:style style:name="T5" style:family="text">
      <style:text-properties style:text-position="0% 100%" fo:font-weight="normal" officeooo:rsid="00255a57" style:font-weight-asian="normal" style:font-weight-complex="normal"/>
    </style:style>
    <style:style style:name="T6" style:family="text">
      <style:text-properties style:text-position="0% 100%" fo:font-weight="normal" officeooo:rsid="00259105" style:font-weight-asian="normal" style:font-weight-complex="normal"/>
    </style:style>
    <style:style style:name="T7" style:family="text">
      <style:text-properties style:text-position="0% 100%" fo:font-weight="normal" officeooo:rsid="006a65cb" style:font-weight-asian="normal" style:font-weight-complex="normal"/>
    </style:style>
    <style:style style:name="T8" style:family="text">
      <style:text-properties style:text-position="0% 100%" fo:font-weight="normal" officeooo:rsid="006e6d88" style:font-weight-asian="normal" style:font-weight-complex="normal"/>
    </style:style>
    <style:style style:name="T9" style:family="text">
      <style:text-properties style:text-position="0% 100%" fo:font-weight="normal" officeooo:rsid="006f7566" style:font-weight-asian="normal" style:font-weight-complex="normal"/>
    </style:style>
    <style:style style:name="T10" style:family="text">
      <style:text-properties style:text-position="0% 100%" fo:font-weight="normal" officeooo:rsid="007021e3" style:font-weight-asian="normal" style:font-weight-complex="normal"/>
    </style:style>
    <style:style style:name="T11" style:family="text">
      <style:text-properties style:text-position="0% 100%" fo:font-weight="normal" officeooo:rsid="007198cc" style:font-weight-asian="normal" style:font-weight-complex="normal"/>
    </style:style>
    <style:style style:name="T12" style:family="text">
      <style:text-properties style:text-position="0% 100%" fo:font-weight="normal" officeooo:rsid="0077df6a" style:font-weight-asian="normal" style:font-weight-complex="normal"/>
    </style:style>
    <style:style style:name="T13" style:family="text">
      <style:text-properties style:text-position="0% 100%" fo:font-weight="bold" style:font-weight-asian="bold" style:font-weight-complex="bold"/>
    </style:style>
    <style:style style:name="T14" style:family="text">
      <style:text-properties style:text-position="0% 100%" fo:font-weight="bold" officeooo:rsid="009b389d" style:font-weight-asian="bold" style:font-weight-complex="bold"/>
    </style:style>
    <style:style style:name="T15" style:family="text">
      <style:text-properties style:text-position="0% 100%" officeooo:rsid="0034f28e"/>
    </style:style>
    <style:style style:name="T16" style:family="text">
      <style:text-properties style:text-position="0% 100%" officeooo:rsid="0039fe90"/>
    </style:style>
    <style:style style:name="T17" style:family="text">
      <style:text-properties style:text-position="0% 100%" officeooo:rsid="003fdfcb"/>
    </style:style>
    <style:style style:name="T18" style:family="text">
      <style:text-properties style:text-position="0% 100%" officeooo:rsid="009eb370"/>
    </style:style>
    <style:style style:name="T19" style:family="text">
      <style:text-properties style:text-position="0% 100%" officeooo:rsid="00a0181e"/>
    </style:style>
    <style:style style:name="T20" style:family="text">
      <style:text-properties style:text-position="super 58%"/>
    </style:style>
    <style:style style:name="T21" style:family="text">
      <style:text-properties style:text-position="super 58%" officeooo:rsid="005d8fd5"/>
    </style:style>
    <style:style style:name="T22" style:family="text">
      <style:text-properties fo:font-size="20pt" officeooo:rsid="004b4589" style:font-size-asian="17.5pt" style:font-size-complex="20pt"/>
    </style:style>
    <style:style style:name="T23" style:family="text">
      <style:text-properties fo:font-size="20pt" officeooo:rsid="0042d214" style:font-size-asian="17.5pt" style:font-size-complex="20pt"/>
    </style:style>
    <style:style style:name="T24" style:family="text">
      <style:text-properties officeooo:rsid="005d8fd5"/>
    </style:style>
    <style:style style:name="T25" style:family="text">
      <style:text-properties officeooo:rsid="0089bf7c"/>
    </style:style>
    <style:style style:name="T26" style:family="text">
      <style:text-properties officeooo:rsid="006aa32c"/>
    </style:style>
    <style:style style:name="T27" style:family="text">
      <style:text-properties officeooo:rsid="0034f28e"/>
    </style:style>
    <style:style style:name="T28" style:family="text">
      <style:text-properties officeooo:rsid="003ad73d"/>
    </style:style>
    <style:style style:name="T29" style:family="text">
      <style:text-properties officeooo:rsid="003bef5e"/>
    </style:style>
    <style:style style:name="T30" style:family="text">
      <style:text-properties officeooo:rsid="003d4cb6"/>
    </style:style>
    <style:style style:name="T31" style:family="text">
      <style:text-properties officeooo:rsid="003dbefc"/>
    </style:style>
    <style:style style:name="T32" style:family="text">
      <style:text-properties officeooo:rsid="005a483c"/>
    </style:style>
    <style:style style:name="T33" style:family="text">
      <style:text-properties officeooo:rsid="005ca84e"/>
    </style:style>
    <style:style style:name="T34" style:family="text">
      <style:text-properties fo:font-weight="bold" officeooo:rsid="003dbefc" style:font-weight-asian="bold" style:font-weight-complex="bold"/>
    </style:style>
    <style:style style:name="T35" style:family="text">
      <style:text-properties officeooo:rsid="009ceb4a"/>
    </style:style>
    <style:style style:name="T36" style:family="text">
      <style:text-properties officeooo:rsid="00af96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tab/><text:tab/><text:tab/><text:tab/></text:p>
      <text:p text:style-name="P9"><text:span text:style-name="T22"><text:tab/><text:tab/><text:tab/><text:tab/><text:tab/><text:tab/></text:span><text:span text:style-name="T23">All is Well</text:span></text:p>
      <text:p text:style-name="P10"/>
      <text:p text:style-name="P10">PROBLEM STATEMENT:</text:p>
      <text:p text:style-name="P10"/>
      <text:p text:style-name="P2">Raju and Farhan <text:span text:style-name="T24">are challenged by to solve a question on the historical date - 5</text:span><text:span text:style-name="T21">th</text:span><text:span text:style-name="T24"> September. Chatur agrees to tell them about Rancho, only when they will solve the question. <text:s/></text:span></text:p>
      <text:p text:style-name="P2"/>
      <text:p text:style-name="P8"><text:span text:style-name="T30">G</text:span>iven an array of <text:span text:style-name="T29">n</text:span> numbers and a special number <text:span text:style-name="T28">k</text:span>.<text:span text:style-name="T35">F</text:span><text:span text:style-name="T17">or every </text:span><text:span text:style-name="T18">index i, </text:span><text:span text:style-name="T19">display</text:span><text:span text:style-name="T31"> the number of numbers </text:span><text:span text:style-name="T34">strictly less</text:span><text:span text:style-name="T31"> than A</text:span><text:span text:style-name="T2">i</text:span><text:span text:style-name="T15"> + </text:span><text:span text:style-name="T16">k</text:span><text:span text:style-name="T15"> in the given array.</text:span></text:p>
      <text:p text:style-name="P3">Being <text:span text:style-name="T32">their</text:span> friend, help <text:span text:style-name="T33">them</text:span> <text:span text:style-name="T25">answer the question</text:span>. </text:p>
      <text:p text:style-name="P4"/>
      <text:p text:style-name="P16">INPUT:</text:p>
      <text:p text:style-name="P5"/>
      <text:p text:style-name="P6">First line <text:span text:style-name="T26">contains two</text:span><text:span text:style-name="T4"> integer</text:span><text:span text:style-name="T7">s</text:span><text:span text:style-name="T4"> </text:span><text:span text:style-name="T7">N and k.</text:span><text:span text:style-name="T4">.</text:span></text:p>
      <text:p text:style-name="P6"><text:span text:style-name="T8">The</text:span><text:span text:style-name="T5"> </text:span><text:span text:style-name="T9">second line </text:span><text:span text:style-name="T10">contains </text:span><text:span text:style-name="T11">N integers, </text:span><text:span text:style-name="T12">separated by a space</text:span><text:span text:style-name="T6">.</text:span><text:span text:style-name="T4"> </text:span></text:p>
      <text:p text:style-name="P12"/>
      <text:p text:style-name="P12"/>
      <text:p text:style-name="P7"><text:span text:style-name="T14">O</text:span><text:span text:style-name="T13">UTPUT:</text:span></text:p>
      <text:p text:style-name="P13"/>
      <text:p text:style-name="P14">Print<text:span text:style-name="T36"> the numbers </text:span><text:span text:style-name="T34">strictly less</text:span><text:span text:style-name="T31"> than A</text:span><text:span text:style-name="T2">i</text:span><text:span text:style-name="T27"> + k in the given array for every index in a new line.</text:span></text:p>
      <text:p text:style-name="P13"/>
      <text:p text:style-name="P15">Constraints:</text:p>
      <text:p text:style-name="P1"><text:span text:style-name="T3">1 &lt;= K, A</text:span><text:span text:style-name="T1">i</text:span><text:span text:style-name="T3"> &lt;= 10</text:span><text:span text:style-name="T20">9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09:53:16.917287932</meta:creation-date>
    <dc:date>2019-09-26T09:39:32.749319294</dc:date>
    <meta:editing-duration>PT45M23S</meta:editing-duration>
    <meta:editing-cycles>68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20" meta:character-count="648" meta:non-whitespace-character-count="526"/>
  </office:meta>
</office:document-meta>
</file>